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HandlerFactoryTest.valid_handle_result_is_permitt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andlerFactoryTest.handle_result_must_not_be_null_for_primitiv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